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9.472cm" svg:y="0.239cm">
            <draw:object draw:notify-on-update-of-ranges="Hoja1.A2:Hoja1.A21 Hoja1.A1:Hoja1.A1 Hoja1.B2:Hoja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5" office:value-type="string" calcext:value-type="string">
            <text:p>V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float" office:value="34.7" calcext:value-type="float">
            <text:p>34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85.9" calcext:value-type="float">
            <text:p>85,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37.4" calcext:value-type="float">
            <text:p>137,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188.3" calcext:value-type="float">
            <text:p>188,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241.1" calcext:value-type="float">
            <text:p>241,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float" office:value="292.7" calcext:value-type="float">
            <text:p>292,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float" office:value="395.9" calcext:value-type="float">
            <text:p>395,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447.3" calcext:value-type="float">
            <text:p>447,3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office:value-type="float" office:value="499.2" calcext:value-type="float">
            <text:p>499,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549.2" calcext:value-type="float">
            <text:p>549,2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float" office:value="601.1" calcext:value-type="float">
            <text:p>601,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float" office:value="652.9" calcext:value-type="float">
            <text:p>652,9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float" office:value="704.7" calcext:value-type="float">
            <text:p>704,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756.4" calcext:value-type="float">
            <text:p>756,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807.1" calcext:value-type="float">
            <text:p>807,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963.7" calcext:value-type="float">
            <text:p>963,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1014.3" calcext:value-type="float">
            <text:p>1014,3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>
            <text:p>Vin</text:p>
          </table:table-cell>
          <table:table-cell table:style-name="ce3" office:value-type="string" calcext:value-type="string">
            <text:p>0,0193913134911022 x + 0,332552597210393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7:32:48.3772366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7:27:47.729735531</meta:creation-date>
    <dc:date>2024-10-01T18:14:39.777206823</dc:date>
    <meta:editing-duration>PT1H22M53S</meta:editing-duration>
    <meta:editing-cycles>7</meta:editing-cycles>
    <meta:generator>LibreOffice/24.8.0.3$Linux_X86_64 LibreOffice_project/480$Build-3</meta:generator>
    <meta:document-statistic meta:table-count="1" meta:cell-count="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685cm" svg:y="3.954cm" style:legend-expansion="high" chart:style-name="ch2"/>
        <chart:plot-area chart:style-name="ch3" table:cell-range-address="Hoja1.A1:Hoja1.A21 Hoja1.B2:Hoja1.B21" chart:data-source-has-labels="row" svg:x="0.319cm" svg:y="0.18cm" svg:width="12.047cm" svg:height="8.645cm">
          <chart:coordinate-region svg:x="0.953cm" svg:y="0.38cm" svg:width="11.02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21" chart:label-cell-address="Hoja1.A1:Hoja1.A1" chart:class="chart:scatter">
            <chart:domain table:cell-range-address="Hoja1.A2:Hoja1.A21"/>
            <chart:regression-curve chart:style-name="ch8">
              <chart:equation chart:display-equation="true" chart:display-r-square="false" svg:x="1.409cm" svg:y="0.587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DC</text:p>
                <draw:g>
                  <svg:desc>Hoja1.A1:Hoja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7">
                <text:p>34.7</text:p>
                <draw:g>
                  <svg:desc>Hoja1.A2:Hoja1.A21</svg:desc>
                </draw:g>
              </table:table-cell>
              <table:table-cell office:value-type="float" office:value="1">
                <text:p>1</text:p>
                <draw:g>
                  <svg:desc>Hoja1.B2:Hoja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9">
                <text:p>85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4">
                <text:p>13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.3">
                <text:p>188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.1">
                <text:p>241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7">
                <text:p>292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4">
                <text:p>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.9">
                <text:p>395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.3">
                <text:p>447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.2">
                <text:p>49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.2">
                <text:p>549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1.1">
                <text:p>601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.9">
                <text:p>652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4.7">
                <text:p>704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6.4">
                <text:p>756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7.1">
                <text:p>807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">
                <text:p>8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0.7">
                <text:p>910.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3.7">
                <text:p>963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4.3">
                <text:p>1014.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